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c45de" officeooo:paragraph-rsid="000c45de"/>
    </style:style>
    <style:style style:name="P2" style:family="paragraph" style:parent-style-name="Standard">
      <style:paragraph-properties fo:text-align="start" style:justify-single-word="false"/>
      <style:text-properties officeooo:rsid="000c45de" officeooo:paragraph-rsid="000c45de"/>
    </style:style>
    <style:style style:name="P3" style:family="paragraph" style:parent-style-name="Standard">
      <style:paragraph-properties fo:text-align="start" style:justify-single-word="false"/>
      <style:text-properties officeooo:rsid="000d1c20" officeooo:paragraph-rsid="000d1c20"/>
    </style:style>
    <style:style style:name="P4" style:family="paragraph" style:parent-style-name="Standard">
      <style:paragraph-properties fo:text-align="start" style:justify-single-word="false"/>
      <style:text-properties officeooo:rsid="000e3b5d" officeooo:paragraph-rsid="000e3b5d"/>
    </style:style>
    <style:style style:name="T1" style:family="text">
      <style:text-properties style:text-position="super 58%"/>
    </style:style>
    <style:style style:name="T2" style:family="text">
      <style:text-properties style:text-position="0% 100%"/>
    </style:style>
    <style:style style:name="T3" style:family="text">
      <style:text-properties officeooo:rsid="000d5e8f"/>
    </style:style>
    <style:style style:name="fr1" style:family="graphic" style:parent-style-name="Formula">
      <style:graphic-properties style:vertical-pos="from-top"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Falling Metronome</text:p>
      <text:p text:style-name="P1"/>
      <text:p text:style-name="P2">Materials Required: </text:p>
      <text:p text:style-name="P2"><text:tab/>2 meters of String or fishing line.</text:p>
      <text:p text:style-name="P2"><text:tab/>6 small metal objects such as paperclips or washers.</text:p>
      <text:p text:style-name="P2"/>
      <text:p text:style-name="P2">In this Lab, Students are instructed to tie the metal objects to the string such that when the string is held from one end, then dropped, the objects will hit the ground at a steady interval. <text:s/>Students needing more guidance can be instructed to make an object hit the ground every 10<text:span text:style-name="T1">th</text:span> of a second.</text:p>
      <text:p text:style-name="P2"/>
      <text:p text:style-name="P2"/>
      <text:p text:style-name="P2">Optionally, the sound of the objects hitting the ground can be recorded and played back. <text:s/>Sometimes hearing the objects hit the table is easier than trying to see them.</text:p>
      <text:p text:style-name="P2"/>
      <text:p text:style-name="P3">If you have a high balcony with a clear drop, <text:span text:style-name="T3">the length of the string</text:span> can be extended indefinitely. <text:span text:style-name="T3">However, air resistance can cause deviations from perfect results should the string begin to fall with any significant speed. <text:s/></text:span><text:s/>Using slightly larger objects makes this experiment slightly more dangerous, especially from larger height, but also makes the objects easier to see and hear when they hit the ground. <text:s/></text:p>
      <text:p text:style-name="P2"/>
      <text:p text:style-name="P2"/>
      <text:p text:style-name="P4">Calculating where to place the objects:</text:p>
      <text:p text:style-name="P4"/>
      <text:p text:style-name="P4">It's as simple as using <draw:frame draw:style-name="fr1" draw:name="Object1" text:anchor-type="as-char" svg:y="-0.2437in" svg:width="0.9693in" svg:height="0.3929in" draw:z-index="0"><draw:object xlink:href="./Object 1" xlink:type="simple" xlink:show="embed" xlink:actuate="onLoad"/><draw:image xlink:href="./ObjectReplacements/Object 1" xlink:type="simple" xlink:show="embed" xlink:actuate="onLoad"/></draw:frame>, and plugging in consistent values of t, such as 0.1s, 0.2 s, etc.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21:27:04.903570500</meta:creation-date>
    <dc:date>2016-09-08T21:39:00.028497596</dc:date>
    <meta:editing-duration>PT11M54S</meta:editing-duration>
    <meta:editing-cycles>4</meta:editing-cycles>
    <meta:generator>LibreOffice/5.0.6.2$Linux_X86_64 LibreOffice_project/00$Build-2</meta:generator>
    <meta:document-statistic meta:table-count="0" meta:image-count="0" meta:object-count="1" meta:page-count="1" meta:paragraph-count="9" meta:word-count="197" meta:character-count="1143" meta:non-whitespace-character-count="944"/>
  </office:meta>
</office:document-meta>
</file>

<file path=Object 1/content.xml><?xml version="1.0" encoding="utf-8"?>
<math xmlns="http://www.w3.org/1998/Math/MathML" display="block">
  <semantics>
    <mrow>
      <mrow>
        <mi>d</mi>
        <mo stretchy="false">=</mo>
        <msub>
          <mi>v</mi>
          <mi>i</mi>
        </msub>
      </mrow>
      <mrow>
        <mi>t</mi>
        <mo stretchy="false">+</mo>
        <mfrac>
          <mn>1</mn>
          <mn>2</mn>
        </mfrac>
      </mrow>
      <mi>a</mi>
      <msup>
        <mi>t</mi>
        <mn>2</mn>
      </msup>
    </mrow>
    <annotation encoding="StarMath 5.0">d = v sub i t + 1 over 2 a t^2</annotation>
  </semantics>
</math>
</file>